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libro buscado</text:p>
      <text:p text:style-name="Standard"/>
      <text:p text:style-name="Standard">Por años su vida se había cruzado con el nombre de ese libro. Lo mencionaban profesores y amigos. Lo escuchaba mencionar tanto en la biblioteca como en la pizzería. Alabado el autor, uno a uno sus encuentros con literatos e improvisados terminaban muchas veces con una referencia al texto. Por supuesto, su interminable lista de lecturas nunca lo dejaba en la situación de tener que salir a buscar un nuevo libro y así fue como pasaron los años sin encontrar la ocasión de leerlo. Pero un buen día, paseando la vista por los viejos volúmenes de una tienda de libros usados, lo vio. Pagó los billetes que lo separaban de poseerlo y, llevándoselo bajo el brazo, caminó bajo la lluvia hasta su casa. Preparó té y se puso a leerlo. No resistió más de media página y lo abandon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5-30T00:08:25</meta:creation-date>
    <dc:date>2012-03-25T12:12:41</dc:date>
    <dc:creator>jjconti </dc:creator>
    <meta:editing-duration>PT00H09M41S</meta:editing-duration>
    <meta:editing-cycles>4</meta:editing-cycles>
    <meta:generator>OpenOffice.org/3.2$Unix OpenOffice.org_project/320m12$Build-9483</meta:generator>
    <meta:document-statistic meta:table-count="0" meta:image-count="0" meta:object-count="0" meta:page-count="1" meta:paragraph-count="2" meta:word-count="142" meta:character-count="790"/>
  </office:meta>
</office:document-meta>
</file>